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{ “version”: 1, “author”: “Uri Shaked”, “editor”: “wokwi”, “parts”: [], “connections”: [] 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dhanalakshmi810@gmail.com</meta:initial-creator>
    <dc:creator>mdhanalakshmi810@gmail.com</dc:creator>
    <meta:creation-date>2022-11-07T15:56:00Z</meta:creation-date>
    <dc:date>2022-11-07T15:56:00Z</dc:date>
    <meta:template xlink:href="Normal.dotm" xlink:type="simple"/>
    <meta:editing-cycles>3</meta:editing-cycles>
    <meta:editing-duration>PT0S</meta:editing-duration>
    <meta:document-statistic meta:page-count="1" meta:paragraph-count="1" meta:word-count="13" meta:character-count="91" meta:row-count="1" meta:non-whitespace-character-count="79"/>
  </office:meta>
</office:document-meta>
</file>